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31e0d" officeooo:paragraph-rsid="00131e0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31e0d" officeooo:paragraph-rsid="00131e0d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31e0d" officeooo:paragraph-rsid="00131e0d" style:font-weight-asian="normal" style:font-weight-complex="normal"/>
    </style:style>
    <style:style style:name="T1" style:family="text">
      <style:text-properties officeooo:rsid="0014f7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fonctionnelle</text:p>
      <text:p text:style-name="P1"/>
      <text:p text:style-name="P2">Fonctionnalités</text:p>
      <text:p text:style-name="P3"/>
      <text:p text:style-name="P3">- Recherche de recettes</text:p>
      <text:p text:style-name="P3">- Liste des ingrédients en notre possession</text:p>
      <text:p text:style-name="P3">- Ajouter un aliment (nom, catégorie, date de péremption)</text:p>
      <text:p text:style-name="P3">- Système de connexion</text:p>
      <text:p text:style-name="P3">- Sélection de recette</text:p>
      <text:p text:style-name="P3">- <text:span text:style-name="T1">Ajouter/modifier/supprimer des recettes</text:span></text:p>
      <text:p text:style-name="P3"/>
      <text:p text:style-name="P2">Selon Personas</text:p>
      <text:p text:style-name="P2"/>
      <text:p text:style-name="P3">- Alerte date de péremption (Hector Veil)</text:p>
      <text:p text:style-name="P3">- Ajouter à partir d’une recette un ingrédient dans la liste de courses (Eva Cuation)</text:p>
      <text:p text:style-name="P3">- Filtre (allergies) (Eva Cuation)</text:p>
      <text:p text:style-name="P3">- Filtre (végétarien) (Cécile Delonre)</text:p>
      <text:p text:style-name="P3">- <text:span text:style-name="T1">Filtre (catégorie ex : Pâtisseries) (Eva Cuation)</text:span></text:p>
      <text:p text:style-name="P3">- Imprimer recette (Hector Veil)</text:p>
      <text:p text:style-name="P3">- Indicateur de sanité par recette (Laure Hage, Nicolas Dujardin)</text:p>
      <text:p text:style-name="P3">- <text:span text:style-name="T1">Générer l</text:span>iste de courses (Eva Cuation)</text:p>
      <text:p text:style-name="P3">- Gestion de la liste de courses (Nicolas Dujardin)</text:p>
      <text:p text:style-name="P3">- <text:span text:style-name="T1">Indiquer le nombre de personnes pour la recette (Laure Hage)</text:span></text:p>
      <text:p text:style-name="P3">- <text:span text:style-name="T1">Évaluer une recette (Laure Hage)</text:span></text:p>
      <text:p text:style-name="P3">- <text:span text:style-name="T1">Ajouter une recette aux favoris (Laure Hage)</text:span></text:p>
      <text:p text:style-name="P3">- <text:span text:style-name="T1">Trier les résultats de la recherche (par exemple par note) (Eva Cuation)</text:span></text:p>
      <text:p text:style-name="P3">- <text:span text:style-name="T1">Notification pour les courses (Eva Cuatio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8:53:56.835886279</meta:creation-date>
    <dc:date>2016-09-30T09:08:21.396626202</dc:date>
    <meta:editing-duration>PT4M14S</meta:editing-duration>
    <meta:editing-cycles>1</meta:editing-cycles>
    <meta:document-statistic meta:table-count="0" meta:image-count="0" meta:object-count="0" meta:page-count="1" meta:paragraph-count="23" meta:word-count="153" meta:character-count="956" meta:non-whitespace-character-count="826"/>
    <meta:generator>LibreOffice/5.1.4.2$Linux_X86_64 LibreOffice_project/10m0$Build-2</meta:generator>
  </office:meta>
</office:document-meta>
</file>